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bfc" officeooo:paragraph-rsid="00187bfc"/>
    </style:style>
    <style:style style:name="P2" style:family="paragraph" style:parent-style-name="Standard">
      <style:text-properties officeooo:rsid="0018cdc7" officeooo:paragraph-rsid="0018cdc7"/>
    </style:style>
    <style:style style:name="P3" style:family="paragraph" style:parent-style-name="Standard">
      <style:text-properties fo:font-weight="bold" officeooo:rsid="00187bfc" officeooo:paragraph-rsid="00187bfc" style:font-weight-asian="bold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style:text-position="0% 100%" style:text-underline-style="none" fo:font-weight="normal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0% 100%" style:text-underline-style="none" fo:font-weight="normal"/>
    </style:style>
    <style:style style:name="T5" style:family="text">
      <style:text-properties style:text-position="0% 100%" style:text-underline-style="none" fo:font-weight="normal" fo:background-color="#ffff00" loext:char-shading-value="0"/>
    </style:style>
    <style:style style:name="T6" style:family="text">
      <style:text-properties style:text-position="0% 100%" style:text-underline-style="none" fo:font-weight="normal" fo:background-color="#ffff00" loext:char-shading-value="0"/>
    </style:style>
    <style:style style:name="T7" style:family="text">
      <style:text-properties style:text-position="0% 100%" fo:font-style="italic" style:text-underline-style="none" fo:font-weight="normal" style:font-style-asian="italic"/>
    </style:style>
    <style:style style:name="T8" style:family="text">
      <style:text-properties style:font-style-asian="italic"/>
    </style:style>
    <style:style style:name="T9" style:family="text">
      <style:text-properties fo:font-variant="normal" fo:text-transform="none" style:text-position="0% 100%" fo:font-style="italic" style:text-underline-style="none" fo:font-weight="normal" style:font-style-asian="italic"/>
    </style:style>
    <style:style style:name="T10" style:family="text">
      <style:text-properties fo:font-variant="normal" fo:text-transform="none" style:text-position="0% 100%" style:text-underline-style="none" fo:font-weight="normal"/>
    </style:style>
    <style:style style:name="T11" style:family="text">
      <style:text-properties fo:font-variant="normal" fo:text-transform="none" style:text-position="0% 100%" style:text-underline-style="none" fo:font-weight="normal" fo:background-color="#ffff00" loext:char-shading-value="0"/>
    </style:style>
    <style:style style:name="T12" style:family="text">
      <style:text-properties fo:font-variant="normal" fo:text-transform="none" style:text-position="0% 100%" style:text-underline-style="none" fo:font-weight="normal" fo:background-color="#ffff00" loext:char-shading-value="0"/>
    </style:style>
    <style:style style:name="T13" style:family="text">
      <style:text-properties officeooo:rsid="001a6933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Première citation de Latour</text:span> <text:note text:id="ftn0" text:note-class="footnote"><text:note-citation>1</text:note-citation><text:note-body><text:p text:style-name="Footnote"><text:reference-mark-start text:name="ZOTERO_ITEM CSL_CITATION {&quot;citationID&quot;:&quot;xiiSw0I8&quot;,&quot;properties&quot;:{&quot;formattedCitation&quot;:&quot;{\\scaps Latour} Bruno, \\uc0\\u171{}\\uc0\\u160{}Why Has Critique Run out of Steam? From Matters of Fact to Matters of Concern\\uc0\\u160{}\\uc0\\u187{}, {\\i{}Critical Inquiry}, , 2004, p. 24.&quot;,&quot;plainCitation&quot;:&quot;Latour Bruno, « Why Has Critique Run out of Steam? From Matters of Fact to Matters of Concern », Critical Inquiry, , 2004, p. 24.&quot;,&quot;noteIndex&quot;:1},&quot;citationItems&quot;:[{&quot;id&quot;:669,&quot;uris&quot;:[&quot;http://zotero.org/users/895735/items/VX788H69&quot;],&quot;itemData&quot;:{&quot;id&quot;:669,&quot;type&quot;:&quot;article-journal&quot;,&quot;container-title&quot;:&quot;Critical Inquiry&quot;,&quot;language&quot;:&quot;en&quot;,&quot;page&quot;:&quot;24&quot;,&quot;source&quot;:&quot;Zotero&quot;,&quot;title&quot;:&quot;Why Has Critique Run out of Steam? From Matters of Fact to Matters of Concern&quot;,&quot;author&quot;:[{&quot;family&quot;:&quot;Latour&quot;,&quot;given&quot;:&quot;Bruno&quot;}],&quot;issued&quot;:{&quot;date-parts&quot;:[[&quot;2004&quot;]]},&quot;citation-key&quot;:&quot;latourWhyHasCritique2004&quot;}}],&quot;schema&quot;:&quot;https://github.com/citation-style-language/schema/raw/master/csl-citation.json&quot;} RNDLeZEX8JJlk"/><text:span text:style-name="T2">Latour</text:span><text:span text:style-name="T4"> Bruno, « Why Has Critique Run out of Steam? From Matters of Fact to Matters of Concern », </text:span><text:span text:style-name="T7">Critical Inquiry</text:span><text:span text:style-name="T4">, , 2004, p. 24.</text:span><text:reference-mark-end text:name="ZOTERO_ITEM CSL_CITATION {&quot;citationID&quot;:&quot;xiiSw0I8&quot;,&quot;properties&quot;:{&quot;formattedCitation&quot;:&quot;{\\scaps Latour} Bruno, \\uc0\\u171{}\\uc0\\u160{}Why Has Critique Run out of Steam? From Matters of Fact to Matters of Concern\\uc0\\u160{}\\uc0\\u187{}, {\\i{}Critical Inquiry}, , 2004, p. 24.&quot;,&quot;plainCitation&quot;:&quot;Latour Bruno, « Why Has Critique Run out of Steam? From Matters of Fact to Matters of Concern », Critical Inquiry, , 2004, p. 24.&quot;,&quot;noteIndex&quot;:1},&quot;citationItems&quot;:[{&quot;id&quot;:669,&quot;uris&quot;:[&quot;http://zotero.org/users/895735/items/VX788H69&quot;],&quot;itemData&quot;:{&quot;id&quot;:669,&quot;type&quot;:&quot;article-journal&quot;,&quot;container-title&quot;:&quot;Critical Inquiry&quot;,&quot;language&quot;:&quot;en&quot;,&quot;page&quot;:&quot;24&quot;,&quot;source&quot;:&quot;Zotero&quot;,&quot;title&quot;:&quot;Why Has Critique Run out of Steam? From Matters of Fact to Matters of Concern&quot;,&quot;author&quot;:[{&quot;family&quot;:&quot;Latour&quot;,&quot;given&quot;:&quot;Bruno&quot;}],&quot;issued&quot;:{&quot;date-parts&quot;:[[&quot;2004&quot;]]},&quot;citation-key&quot;:&quot;latourWhyHasCritique2004&quot;}}],&quot;schema&quot;:&quot;https://github.com/citation-style-language/schema/raw/master/csl-citation.json&quot;} RNDLeZEX8JJlk"/></text:p></text:note-body></text:note></text:p>
      <text:p text:style-name="P1"/>
      <text:p text:style-name="P1"><text:span text:style-name="T13">deuxième citation de Latour dans le même ouvrage</text:span> <text:note text:id="ftn1" text:note-class="footnote"><text:note-citation>2</text:note-citation><text:note-body><text:p text:style-name="Footnote"><text:reference-mark-start text:name="ZOTERO_ITEM CSL_CITATION {&quot;citationID&quot;:&quot;YCYNCluW&quot;,&quot;properties&quot;:{&quot;formattedCitation&quot;:&quot;{\\i{}Ibid.}&quot;,&quot;plainCitation&quot;:&quot;Ibid.&quot;,&quot;noteIndex&quot;:2},&quot;citationItems&quot;:[{&quot;id&quot;:669,&quot;uris&quot;:[&quot;http://zotero.org/users/895735/items/VX788H69&quot;],&quot;itemData&quot;:{&quot;id&quot;:669,&quot;type&quot;:&quot;article-journal&quot;,&quot;container-title&quot;:&quot;Critical Inquiry&quot;,&quot;language&quot;:&quot;en&quot;,&quot;page&quot;:&quot;24&quot;,&quot;source&quot;:&quot;Zotero&quot;,&quot;title&quot;:&quot;Why Has Critique Run out of Steam? From Matters of Fact to Matters of Concern&quot;,&quot;author&quot;:[{&quot;family&quot;:&quot;Latour&quot;,&quot;given&quot;:&quot;Bruno&quot;}],&quot;issued&quot;:{&quot;date-parts&quot;:[[&quot;2004&quot;]]},&quot;citation-key&quot;:&quot;latourWhyHasCritique2004&quot;}}],&quot;schema&quot;:&quot;https://github.com/citation-style-language/schema/raw/master/csl-citation.json&quot;} RNDQiOHbrJBDs"/><text:span text:style-name="T9">Ibid.</text:span><text:reference-mark-end text:name="ZOTERO_ITEM CSL_CITATION {&quot;citationID&quot;:&quot;YCYNCluW&quot;,&quot;properties&quot;:{&quot;formattedCitation&quot;:&quot;{\\i{}Ibid.}&quot;,&quot;plainCitation&quot;:&quot;Ibid.&quot;,&quot;noteIndex&quot;:2},&quot;citationItems&quot;:[{&quot;id&quot;:669,&quot;uris&quot;:[&quot;http://zotero.org/users/895735/items/VX788H69&quot;],&quot;itemData&quot;:{&quot;id&quot;:669,&quot;type&quot;:&quot;article-journal&quot;,&quot;container-title&quot;:&quot;Critical Inquiry&quot;,&quot;language&quot;:&quot;en&quot;,&quot;page&quot;:&quot;24&quot;,&quot;source&quot;:&quot;Zotero&quot;,&quot;title&quot;:&quot;Why Has Critique Run out of Steam? From Matters of Fact to Matters of Concern&quot;,&quot;author&quot;:[{&quot;family&quot;:&quot;Latour&quot;,&quot;given&quot;:&quot;Bruno&quot;}],&quot;issued&quot;:{&quot;date-parts&quot;:[[&quot;2004&quot;]]},&quot;citation-key&quot;:&quot;latourWhyHasCritique2004&quot;}}],&quot;schema&quot;:&quot;https://github.com/citation-style-language/schema/raw/master/csl-citation.json&quot;} RNDQiOHbrJBDs"/></text:p></text:note-body></text:note></text:p>
      <text:p text:style-name="P1"/>
      <text:p text:style-name="P1"/>
      <text:p text:style-name="P1"><text:span text:style-name="T13">citation d’un chapitre de livre avec auteur</text:span><text:note text:id="ftn2" text:note-class="footnote"><text:note-citation>3</text:note-citation><text:note-body><text:p text:style-name="Footnote"><text:reference-mark-start text:name="ZOTERO_ITEM CSL_CITATION {&quot;citationID&quot;:&quot;Zi6v2uvO&quot;,&quot;properties&quot;:{&quot;formattedCitation&quot;:&quot;{\\scaps Daviaud} Sophie, \\uc0\\u171{}\\uc0\\u160{}4. Judiciarisation et mobilisation des \\uc0\\u233{}motions\\uc0\\u8239{}: Le proc\\uc0\\u232{}s d\\uc0\\u8217{}Alberto Fujimori au P\\uc0\\u233{}rou\\uc0\\u160{}\\uc0\\u187{}, {\\i{}in} Christophe {\\scaps Tra\\uc0\\u239{}ni}\\uc0\\u160{}(dir.) {\\i{}\\uc0\\u201{}motions et expertises\\uc0\\u8239{}: Les modes de coordination des actions collectives} , , Presses universitaires de Rennes, Rennes, coll. \\uc0\\u171{}\\uc0\\u160{}Res publica\\uc0\\u160{}\\uc0\\u187{}, 2019, p. 95\\uc0\\u8209{}114, [https//doi.org/10.4000/books.pur.72972].&quot;,&quot;plainCitation&quot;:&quot;Daviaud Sophie, « 4. Judiciarisation et mobilisation des émotions : Le procès d’Alberto Fujimori au Pérou », in Christophe Traïni (dir.) Émotions et expertises : Les modes de coordination des actions collectives , , Presses universitaires de Rennes, Rennes, coll. « Res publica », 2019, p. 95‑114, [https//doi.org/10.4000/books.pur.72972].&quot;,&quot;noteIndex&quot;:3},&quot;citationItems&quot;:[{&quot;id&quot;:14451,&quot;uris&quot;:[&quot;http://zotero.org/users/895735/items/V879NWJY&quot;],&quot;itemData&quot;:{&quot;id&quot;:14451,&quot;type&quot;:&quot;chapter&quot;,&quot;collection-title&quot;:&quot;Res publica&quot;,&quot;container-title&quot;:&quot;Émotions et expertises : Les modes de coordination des actions collectives&quot;,&quot;event-place&quot;:&quot;Rennes&quot;,&quot;ISBN&quot;:&quot;978-2-7535-6287-5&quot;,&quot;language&quot;:&quot;fr&quot;,&quot;license&quot;:&quot;https://www-openedition-org.passerelle.univ-rennes1.fr/12554&quot;,&quot;note&quot;:&quot;container-title: Émotions et expertises : Les modes de coordination des actions collectives\nDOI: 10.4000/books.pur.72972&quot;,&quot;page&quot;:&quot;95-114&quot;,&quot;publisher&quot;:&quot;Presses universitaires de Rennes&quot;,&quot;publisher-place&quot;:&quot;Rennes&quot;,&quot;source&quot;:&quot;OpenEdition Books&quot;,&quot;title&quot;:&quot;4. Judiciarisation et mobilisation des émotions : Le procès d’Alberto Fujimori au Pérou&quot;,&quot;title-short&quot;:&quot;4. Judiciarisation et mobilisation des émotions&quot;,&quot;URL&quot;:&quot;http://books.openedition.org/pur/72972&quot;,&quot;author&quot;:[{&quot;family&quot;:&quot;Daviaud&quot;,&quot;given&quot;:&quot;Sophie&quot;}],&quot;editor&quot;:[{&quot;family&quot;:&quot;Traïni&quot;,&quot;given&quot;:&quot;Christophe&quot;}],&quot;accessed&quot;:{&quot;date-parts&quot;:[[&quot;2023&quot;,8,27]]},&quot;issued&quot;:{&quot;date-parts&quot;:[[&quot;2019&quot;,5,28]]},&quot;citation-key&quot;:&quot;daviaudJudiciarisationMobilisationEmotions2019&quot;}}],&quot;schema&quot;:&quot;https://github.com/citation-style-language/schema/raw/master/csl-citation.json&quot;} RND1Rp4EnyG8C"/><text:span text:style-name="T2">Daviaud</text:span><text:span text:style-name="T4"> Sophie, « 4. Judiciarisation et mobilisation des émotions : Le procès d’Alberto Fujimori au Pérou », </text:span><text:span text:style-name="T7">in</text:span><text:span text:style-name="T4"> Christophe </text:span><text:span text:style-name="T2">Traïni</text:span><text:span text:style-name="T4"> (dir.) </text:span><text:span text:style-name="T7">Émotions et expertises : Les modes de coordination des actions collectives</text:span><text:span text:style-name="T4"> </text:span><text:span text:style-name="T6">, ,</text:span><text:span text:style-name="T4"> Presses universitaires de Rennes, Rennes, coll. « Res publica », 2019, p. 95‑114, [https//doi.org/10.4000/books.pur.72972].</text:span><text:reference-mark-end text:name="ZOTERO_ITEM CSL_CITATION {&quot;citationID&quot;:&quot;Zi6v2uvO&quot;,&quot;properties&quot;:{&quot;formattedCitation&quot;:&quot;{\\scaps Daviaud} Sophie, \\uc0\\u171{}\\uc0\\u160{}4. Judiciarisation et mobilisation des \\uc0\\u233{}motions\\uc0\\u8239{}: Le proc\\uc0\\u232{}s d\\uc0\\u8217{}Alberto Fujimori au P\\uc0\\u233{}rou\\uc0\\u160{}\\uc0\\u187{}, {\\i{}in} Christophe {\\scaps Tra\\uc0\\u239{}ni}\\uc0\\u160{}(dir.) {\\i{}\\uc0\\u201{}motions et expertises\\uc0\\u8239{}: Les modes de coordination des actions collectives} , , Presses universitaires de Rennes, Rennes, coll. \\uc0\\u171{}\\uc0\\u160{}Res publica\\uc0\\u160{}\\uc0\\u187{}, 2019, p. 95\\uc0\\u8209{}114, [https//doi.org/10.4000/books.pur.72972].&quot;,&quot;plainCitation&quot;:&quot;Daviaud Sophie, « 4. Judiciarisation et mobilisation des émotions : Le procès d’Alberto Fujimori au Pérou », in Christophe Traïni (dir.) Émotions et expertises : Les modes de coordination des actions collectives , , Presses universitaires de Rennes, Rennes, coll. « Res publica », 2019, p. 95‑114, [https//doi.org/10.4000/books.pur.72972].&quot;,&quot;noteIndex&quot;:3},&quot;citationItems&quot;:[{&quot;id&quot;:14451,&quot;uris&quot;:[&quot;http://zotero.org/users/895735/items/V879NWJY&quot;],&quot;itemData&quot;:{&quot;id&quot;:14451,&quot;type&quot;:&quot;chapter&quot;,&quot;collection-title&quot;:&quot;Res publica&quot;,&quot;container-title&quot;:&quot;Émotions et expertises : Les modes de coordination des actions collectives&quot;,&quot;event-place&quot;:&quot;Rennes&quot;,&quot;ISBN&quot;:&quot;978-2-7535-6287-5&quot;,&quot;language&quot;:&quot;fr&quot;,&quot;license&quot;:&quot;https://www-openedition-org.passerelle.univ-rennes1.fr/12554&quot;,&quot;note&quot;:&quot;container-title: Émotions et expertises : Les modes de coordination des actions collectives\nDOI: 10.4000/books.pur.72972&quot;,&quot;page&quot;:&quot;95-114&quot;,&quot;publisher&quot;:&quot;Presses universitaires de Rennes&quot;,&quot;publisher-place&quot;:&quot;Rennes&quot;,&quot;source&quot;:&quot;OpenEdition Books&quot;,&quot;title&quot;:&quot;4. Judiciarisation et mobilisation des émotions : Le procès d’Alberto Fujimori au Pérou&quot;,&quot;title-short&quot;:&quot;4. Judiciarisation et mobilisation des émotions&quot;,&quot;URL&quot;:&quot;http://books.openedition.org/pur/72972&quot;,&quot;author&quot;:[{&quot;family&quot;:&quot;Daviaud&quot;,&quot;given&quot;:&quot;Sophie&quot;}],&quot;editor&quot;:[{&quot;family&quot;:&quot;Traïni&quot;,&quot;given&quot;:&quot;Christophe&quot;}],&quot;accessed&quot;:{&quot;date-parts&quot;:[[&quot;2023&quot;,8,27]]},&quot;issued&quot;:{&quot;date-parts&quot;:[[&quot;2019&quot;,5,28]]},&quot;citation-key&quot;:&quot;daviaudJudiciarisationMobilisationEmotions2019&quot;}}],&quot;schema&quot;:&quot;https://github.com/citation-style-language/schema/raw/master/csl-citation.json&quot;} RND1Rp4EnyG8C"/></text:p></text:note-body></text:note></text:p>
      <text:p text:style-name="P1"/>
      <text:p text:style-name="P2"><text:span text:style-name="T13">citation d’un chapitre de livre sans auteur (référence forgée de toute pièces) </text:span><text:note text:id="ftn3" text:note-class="footnote"><text:note-citation>4</text:note-citation><text:note-body><text:p text:style-name="Footnote"><text:reference-mark-start text:name="ZOTERO_ITEM CSL_CITATION {&quot;citationID&quot;:&quot;MAqCzNUY&quot;,&quot;properties&quot;:{&quot;formattedCitation&quot;:&quot;\\uc0\\u171{}\\uc0\\u160{}Le grimoire des tr\\uc0\\u233{}sors perdus\\uc0\\u160{}\\uc0\\u187{}, {\\i{}in} Le manuel de l\\uc0\\u8217{}apprenti-sorcier, , 1\\uc0\\u232{}re \\uc0\\u233{}dition., Broc\\uc0\\u233{}liande, coll. \\uc0\\u171{}\\uc0\\u160{}premi\\uc0\\u232{}re baguette\\uc0\\u160{}\\uc0\\u187{}, 1056, p. 45\\uc0\\u8209{}78.&quot;,&quot;plainCitation&quot;:&quot;« Le grimoire des trésors perdus », in Le manuel de l’apprenti-sorcier, , 1ère édition., Brocéliande, coll. « première baguette », 1056, p. 45‑78.&quot;,&quot;noteIndex&quot;:4},&quot;citationItems&quot;:[{&quot;id&quot;:14598,&quot;uris&quot;:[&quot;http://zotero.org/users/895735/items/VKSBLS54&quot;],&quot;itemData&quot;:{&quot;id&quot;:14598,&quot;type&quot;:&quot;chapter&quot;,&quot;collection-title&quot;:&quot;première baguette&quot;,&quot;container-title&quot;:&quot;Le manuel de l'apprenti-sorcier&quot;,&quot;edition&quot;:&quot;1ère édition&quot;,&quot;event-place&quot;:&quot;Brocéliande&quot;,&quot;page&quot;:&quot;45-78&quot;,&quot;publisher-place&quot;:&quot;Brocéliande&quot;,&quot;title&quot;:&quot;Le grimoire des trésors perdus&quot;,&quot;issued&quot;:{&quot;date-parts&quot;:[[&quot;1056&quot;]]},&quot;citation-key&quot;:&quot;GrimoireTresorsPerdus1056&quot;}}],&quot;schema&quot;:&quot;https://github.com/citation-style-language/schema/raw/master/csl-citation.json&quot;} RNDM5kUAqY8rc"/><text:span text:style-name="T10">« Le grimoire des trésors perdus », </text:span><text:span text:style-name="T9">in</text:span><text:span text:style-name="T10"> Le manuel de l’apprenti-sorcier, , 1ère édition., Brocéliande, coll. « première baguette », 1056, p. 45‑78.</text:span><text:reference-mark-end text:name="ZOTERO_ITEM CSL_CITATION {&quot;citationID&quot;:&quot;MAqCzNUY&quot;,&quot;properties&quot;:{&quot;formattedCitation&quot;:&quot;\\uc0\\u171{}\\uc0\\u160{}Le grimoire des tr\\uc0\\u233{}sors perdus\\uc0\\u160{}\\uc0\\u187{}, {\\i{}in} Le manuel de l\\uc0\\u8217{}apprenti-sorcier, , 1\\uc0\\u232{}re \\uc0\\u233{}dition., Broc\\uc0\\u233{}liande, coll. \\uc0\\u171{}\\uc0\\u160{}premi\\uc0\\u232{}re baguette\\uc0\\u160{}\\uc0\\u187{}, 1056, p. 45\\uc0\\u8209{}78.&quot;,&quot;plainCitation&quot;:&quot;« Le grimoire des trésors perdus », in Le manuel de l’apprenti-sorcier, , 1ère édition., Brocéliande, coll. « première baguette », 1056, p. 45‑78.&quot;,&quot;noteIndex&quot;:4},&quot;citationItems&quot;:[{&quot;id&quot;:14598,&quot;uris&quot;:[&quot;http://zotero.org/users/895735/items/VKSBLS54&quot;],&quot;itemData&quot;:{&quot;id&quot;:14598,&quot;type&quot;:&quot;chapter&quot;,&quot;collection-title&quot;:&quot;première baguette&quot;,&quot;container-title&quot;:&quot;Le manuel de l'apprenti-sorcier&quot;,&quot;edition&quot;:&quot;1ère édition&quot;,&quot;event-place&quot;:&quot;Brocéliande&quot;,&quot;page&quot;:&quot;45-78&quot;,&quot;publisher-place&quot;:&quot;Brocéliande&quot;,&quot;title&quot;:&quot;Le grimoire des trésors perdus&quot;,&quot;issued&quot;:{&quot;date-parts&quot;:[[&quot;1056&quot;]]},&quot;citation-key&quot;:&quot;GrimoireTresorsPerdus1056&quot;}}],&quot;schema&quot;:&quot;https://github.com/citation-style-language/schema/raw/master/csl-citation.json&quot;} RNDM5kUAqY8rc"/></text:p></text:note-body></text:note></text:p>
      <text:p text:style-name="P1"/>
      <text:p text:style-name="P3">biblio</text:p>
      <text:p text:style-name="P1"/>
      <text:section text:style-name="Sect1" text:name="ZOTERO_BIBL {&quot;uncited&quot;:[],&quot;omitted&quot;:[],&quot;custom&quot;:[]} CSL_BIBLIOGRAPHY RNDvGnmzfrd7Y">
        <text:p text:style-name="Bibliography_20_1"><text:span text:style-name="T1">Daviaud</text:span> Sophie, « 4. Judiciarisation et mobilisation des émotions : Le procès d’Alberto Fujimori au Pérou », <text:span text:style-name="T3">in</text:span> Christophe <text:span text:style-name="T1">Traïni</text:span> (dir.) <text:span text:style-name="T3">Émotions et expertises : Les modes de coordination des actions collectives</text:span> <text:span text:style-name="T15">, ,</text:span> Rennes, Presses universitaires de Rennes, coll. « Res publica », 2019, p. 95‑114, [https//doi.org/10.4000/books.pur.72972].</text:p>
        <text:p text:style-name="Bibliography_20_1"><text:span text:style-name="T1">Latour</text:span> Bruno, « Why Has Critique Run out of Steam? From Matters of Fact to Matters of Concern », <text:span text:style-name="T3">Critical Inquiry</text:span><text:span text:style-name="T15">, ,</text:span> 2004, p. 24.</text:p>
        <text:p text:style-name="Bibliography_20_1">« Le grimoire des trésors perdus », <text:span text:style-name="T3">in</text:span> Le manuel de l’apprenti-sorcier<text:span text:style-name="T15">, ,</text:span> 1ère édition., Brocéliande, coll. « première baguette », 1056, p. 45‑78.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style:contextual-spacing="false" style:line-height-at-least="0.423cm" fo:text-indent="0cm" style:auto-text-indent="false">
        <style:tab-stops/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12:26:00.656000000</meta:creation-date>
    <dc:date>2023-09-26T13:32:01.157000000</dc:date>
    <meta:editing-duration>PT15M8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2" meta:word-count="230" meta:character-count="1442" meta:non-whitespace-character-count="1224"/>
    <meta:user-defined meta:name="ZOTERO_PREF_1">&lt;data data-version="3" zotero-version="6.0.27"&gt;&lt;session id="aTy34paR"/&gt;&lt;style id="http://www.zotero.org/styles/presses-universitaires-de-rennes-francais-note-db25" hasBibliography="1" bibliographyStyleHasBeenSet="1"/&gt;&lt;prefs&gt;&lt;pref name="noteType" value="1"</meta:user-defined>
    <meta:user-defined meta:name="ZOTERO_PREF_2">/&gt;&lt;pref name="fieldType" value="ReferenceMark"/&gt;&lt;/prefs&gt;&lt;/data&gt;</meta:user-defined>
  </office:meta>
</office:document-meta>
</file>